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proxima nova&quot;" svg:font-family="&quot;&quot;proxima nova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style:vertical-align="automatic"/>
      <style:text-properties fo:font-size="11pt" style:font-size-asian="11pt" style:font-size-complex="11pt"/>
    </style:style>
    <style:style style:name="ce8" style:family="table-cell" style:parent-style-name="Default" style:data-style-name="N19">
      <style:table-cell-properties style:vertical-align="automatic"/>
      <style:text-properties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&quot;proxima nova&quot;" style:font-name-asian="&quot;proxima nova&quot;" style:font-name-complex="&quot;proxima nova&quot;" fo:font-size="11pt" style:font-size-asian="11pt" style:font-size-complex="11pt"/>
    </style:style>
    <style:style style:name="ce10" style:family="table-cell" style:parent-style-name="Default" style:data-style-name="N37">
      <style:text-properties fo:font-size="11pt" style:font-size-asian="11pt" style:font-size-complex="11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1.985625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MM_budge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1" table:default-cell-style-name="ce1"/>
        <table:table-row table:style-name="ro1">
          <table:table-cell table:style-name="ce3"/>
          <table:table-cell office:value-type="currency" office:value="563.56000000000006" table:formula="of:=SUM([.B3:.B1007])" table:style-name="ce4">
            <text:p>$563.56</text:p>
          </table:table-cell>
          <table:table-cell table:number-columns-repeated="2" table:style-name="ce3"/>
          <table:table-cell table:number-columns-repeated="22" table:style-name="ce5"/>
          <table:table-cell table:number-columns-repeated="16358"/>
        </table:table-row>
        <table:table-row table:style-name="ro1">
          <table:table-cell office:value-type="string" table:style-name="ce3">
            <text:p>date</text:p>
          </table:table-cell>
          <table:table-cell office:value-type="string" table:style-name="ce4">
            <text:p>amount</text:p>
          </table:table-cell>
          <table:table-cell office:value-type="string" table:style-name="ce3">
            <text:p>vendor</text:p>
          </table:table-cell>
          <table:table-cell office:value-type="string" table:style-name="ce3">
            <text:p>notes</text:p>
          </table:table-cell>
          <table:table-cell table:number-columns-repeated="22" table:style-name="ce5"/>
          <table:table-cell table:number-columns-repeated="16358"/>
        </table:table-row>
        <table:table-row table:style-name="ro1">
          <table:table-cell office:value-type="date" office:date-value="2023-02-12T00:00:00" table:style-name="ce6">
            <text:p>2/12/2023</text:p>
          </table:table-cell>
          <table:table-cell office:value-type="currency" office:value="63.76" table:style-name="ce7">
            <text:p>$63.76</text:p>
          </table:table-cell>
          <table:table-cell office:value-type="string" table:style-name="ce2">
            <text:p>adafruit</text:p>
          </table:table-cell>
          <table:table-cell office:value-type="string" table:style-name="ce2">
            <text:p>thermal printer+paper for BMM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3-02-17T00:00:00" table:style-name="ce8">
            <text:p>2/17/23</text:p>
          </table:table-cell>
          <table:table-cell office:value-type="currency" office:value="11.42" table:style-name="ce9">
            <text:p>$11.42</text:p>
          </table:table-cell>
          <table:table-cell office:value-type="string" table:style-name="ce2">
            <text:p>adafruit</text:p>
          </table:table-cell>
          <table:table-cell office:value-type="string" table:style-name="ce2">
            <text:p>thermal printer power adapters for BMM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08-22T00:00:00" table:style-name="ce8">
            <text:p>8/22/22</text:p>
          </table:table-cell>
          <table:table-cell office:value-type="currency" office:value="106.25" table:style-name="ce7">
            <text:p>$106.25</text:p>
          </table:table-cell>
          <table:table-cell office:value-type="string" table:style-name="ce2">
            <text:p>adafruit</text:p>
          </table:table-cell>
          <table:table-cell office:value-type="string" table:style-name="ce2">
            <text:p>7" HDMI touchscreen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04-26T00:00:00" table:style-name="ce8">
            <text:p>4/26/22</text:p>
          </table:table-cell>
          <table:table-cell office:value-type="currency" office:value="15.1" table:style-name="ce7">
            <text:p>$15.10</text:p>
          </table:table-cell>
          <table:table-cell office:value-type="string" table:style-name="ce2">
            <text:p>adafruit</text:p>
          </table:table-cell>
          <table:table-cell office:value-type="string" table:style-name="ce2">
            <text:p>matrix keypad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03-27T00:00:00" table:style-name="ce8">
            <text:p>3/27/22</text:p>
          </table:table-cell>
          <table:table-cell office:value-type="currency" office:value="49.15" table:style-name="ce7">
            <text:p>$49.15</text:p>
          </table:table-cell>
          <table:table-cell office:value-type="string" table:style-name="ce2">
            <text:p>adafruit</text:p>
          </table:table-cell>
          <table:table-cell office:value-type="string" table:style-name="ce2">
            <text:p>RFID reader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3-08T00:00:00" table:style-name="ce6">
            <text:p>3/8/2018</text:p>
          </table:table-cell>
          <table:table-cell office:value-type="currency" office:value="39.549999999999997" table:style-name="ce7">
            <text:p>$39.55</text:p>
          </table:table-cell>
          <table:table-cell office:value-type="string" table:style-name="ce2">
            <text:p>adafruit</text:p>
          </table:table-cell>
          <table:table-cell office:value-type="string" table:style-name="ce2">
            <text:p>Raspberry Pi 3B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09T00:00:00" table:style-name="ce8">
            <text:p>5/9/18</text:p>
          </table:table-cell>
          <table:table-cell office:value-type="currency" office:value="32.75" table:style-name="ce7">
            <text:p>$32.75</text:p>
          </table:table-cell>
          <table:table-cell office:value-type="string" table:style-name="ce2">
            <text:p>adafruit</text:p>
          </table:table-cell>
          <table:table-cell office:value-type="string" table:style-name="ce2">
            <text:p>RPi case &amp; card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3-02-03T00:00:00" table:style-name="ce8">
            <text:p>2/3/23</text:p>
          </table:table-cell>
          <table:table-cell office:value-type="currency" office:value="33" table:style-name="ce7">
            <text:p>$33.00</text:p>
          </table:table-cell>
          <table:table-cell office:value-type="string" table:style-name="ce2">
            <text:p>Odyssey Works</text:p>
          </table:table-cell>
          <table:table-cell office:value-type="string" table:style-name="ce2">
            <text:p>Odyssey Works: Transformative Experiences for an Audience of One (book)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1-12-18T00:00:00" table:style-name="ce6">
            <text:p>12/18/2021</text:p>
          </table:table-cell>
          <table:table-cell office:value-type="currency" office:value="23.8" table:style-name="ce7">
            <text:p>$23.80</text:p>
          </table:table-cell>
          <table:table-cell office:value-type="string" table:style-name="ce2">
            <text:p>amazon</text:p>
          </table:table-cell>
          <table:table-cell office:value-type="string" table:style-name="ce2">
            <text:p>Turn your Life into Art (book)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05-10T00:00:00" table:style-name="ce6">
            <text:p>5/10/2022</text:p>
          </table:table-cell>
          <table:table-cell office:value-type="currency" office:value="18.78" table:style-name="ce7">
            <text:p>$18.78</text:p>
          </table:table-cell>
          <table:table-cell office:value-type="string" table:style-name="ce2">
            <text:p>digi-key</text:p>
          </table:table-cell>
          <table:table-cell office:value-type="string" table:style-name="ce2">
            <text:p>hardware - connectors/cab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stimate</text:p>
          </table:table-cell>
          <table:table-cell office:value-type="currency" office:value="20" table:style-name="ce7">
            <text:p>$20.00</text:p>
          </table:table-cell>
          <table:table-cell table:style-name="ce1"/>
          <table:table-cell office:value-type="string" table:style-name="ce2">
            <text:p>extra paper for print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stimate</text:p>
          </table:table-cell>
          <table:table-cell office:value-type="currency" office:value="150" table:style-name="ce7">
            <text:p>$150.00</text:p>
          </table:table-cell>
          <table:table-cell office:value-type="string" table:style-name="ce2">
            <text:p>TBD</text:p>
          </table:table-cell>
          <table:table-cell office:value-type="string" table:style-name="ce2">
            <text:p>on-site power needs (rechargable battery?)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7">
            <text:p>TBD</text:p>
          </table:table-cell>
          <table:table-cell office:value-type="string" table:style-name="ce2">
            <text:p>TBD</text:p>
          </table:table-cell>
          <table:table-cell office:value-type="string" table:style-name="ce2">
            <text:p>additional hardware/assembly for housin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7">
            <text:p>TBD</text:p>
          </table:table-cell>
          <table:table-cell office:value-type="string" table:style-name="ce2">
            <text:p>Alan Watts</text:p>
          </table:table-cell>
          <table:table-cell office:value-type="string" table:style-name="ce2">
            <text:p>consulting/collaboration on housing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7">
            <text:p>TBD</text:p>
          </table:table-cell>
          <table:table-cell office:value-type="string" table:style-name="ce2">
            <text:p>Doug Harrison</text:p>
          </table:table-cell>
          <table:table-cell office:value-type="string" table:style-name="ce2">
            <text:p>consulting on application questions &amp; mission desig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7">
            <text:p>dozens of hours</text:p>
          </table:table-cell>
          <table:table-cell office:value-type="string" table:style-name="ce2">
            <text:p>Benjamin Bradley</text:p>
          </table:table-cell>
          <table:table-cell office:value-type="string" table:style-name="ce2">
            <text:p>hardware assembly, software creation, project management</text:p>
          </table:table-cell>
          <table:table-cell table:number-columns-repeated="16380"/>
        </table:table-row>
        <table:table-row table:number-rows-repeated="14" table:style-name="ro1">
          <table:table-cell/>
          <table:table-cell table:style-name="ce10"/>
          <table:table-cell table:number-columns-repeated="16382" table:style-name="ce1"/>
        </table:table-row>
        <table:table-row table:number-rows-repeated="975" table:style-name="ro1">
          <table:table-cell/>
          <table:table-cell table:style-name="ce10"/>
          <table:table-cell table:number-columns-repeated="16382"/>
        </table:table-row>
        <table:table-row table:number-rows-repeated="1047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proxima nova&quot;" svg:font-family="&quot;&quot;proxima nova&quot;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/>
    </number:date-style>
    <number:date-style style:name="N36">
      <number:month/>
      <number:text>/</number:text>
      <number:day/>
      <number:text>/</number:text>
      <number:year number:style="long"/>
    </number:date-style>
    <number:currency-style style:name="N37">
      <number:currency-symbol>$</number:currency-symbol>
      <number:number number:decimal-places="2" number:min-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2</meta:generator>
    <dc:creator>Microsoft Office User</dc:creator>
    <dc:date>2023-03-03T21:57:33Z</dc:date>
  </office:meta>
</office:document-meta>
</file>